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6b5" officeooo:paragraph-rsid="000e46b5"/>
    </style:style>
    <style:style style:name="P2" style:family="paragraph" style:parent-style-name="Standard">
      <style:text-properties officeooo:rsid="000e46b5" officeooo:paragraph-rsid="00102663"/>
    </style:style>
    <style:style style:name="P3" style:family="paragraph" style:parent-style-name="Standard">
      <style:text-properties officeooo:rsid="000e46b5" officeooo:paragraph-rsid="00137a56"/>
    </style:style>
    <style:style style:name="P4" style:family="paragraph" style:parent-style-name="Standard">
      <style:text-properties officeooo:rsid="000e46b5" officeooo:paragraph-rsid="0014f054"/>
    </style:style>
    <style:style style:name="P5" style:family="paragraph" style:parent-style-name="Standard">
      <style:text-properties officeooo:paragraph-rsid="000e46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2</text:p>
      <text:p text:style-name="P2"/>
      <text:p text:style-name="P1"/>
      <text:p text:style-name="P1">ros2 launch navigation totol.launch.py</text:p>
      <text:p text:style-name="P4"/>
      <text:p text:style-name="P4">ros2 topic echo /scan</text:p>
      <text:p text:style-name="P1"/>
      <text:p text:style-name="P5">ros2 launch realsense2_camera rs_launch.py</text:p>
      <text:p text:style-name="P5"/>
      <text:p text:style-name="P1">ros2 run auto_dock_py_pkg aruco_node</text:p>
      <text:p text:style-name="P1"/>
      <text:p text:style-name="P4">ros2 run teleop_twist_keyboard teleop_twist_keyboard</text:p>
      <text:p text:style-name="P4"/>
      <text:p text:style-name="P3">---------------------------------</text:p>
      <text:p text:style-name="P3">/bin/python3 "/home/carver/auto_dock_ws/src/auto_dock_py_pkg/auto_dock_py_pkg/st_scan clean print.py"</text:p>
      <text:p text:style-name="P1"/>
      <text:p text:style-name="P1">---------------------------------</text:p>
      <text:p text:style-name="P1">ros2 run auto_dock_py_pkg <text:s/>st_move</text:p>
      <text:p text:style-name="P1"/>
      <text:p text:style-name="P1">---------------------------------</text:p>
      <text:p text:style-name="P3"><text:s/>/bin/python3 /home/carver/auto_dock_ws/src/auto_dock_py_pkg/auto_dock_py_pkg/record_ex2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19:40:06.191047768</meta:creation-date>
    <meta:editing-duration>PT4H37M47S</meta:editing-duration>
    <meta:editing-cycles>5</meta:editing-cycles>
    <meta:generator>LibreOffice/6.4.7.2$Linux_X86_64 LibreOffice_project/40$Build-2</meta:generator>
    <dc:date>2023-04-30T15:47:16.622724646</dc:date>
    <meta:document-statistic meta:table-count="0" meta:image-count="0" meta:object-count="0" meta:page-count="1" meta:paragraph-count="12" meta:word-count="34" meta:character-count="517" meta:non-whitespace-character-count="493"/>
  </office:meta>
</office:document-meta>
</file>